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171000000BCED013EF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d320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52cm" draw:marker-end="Arrow" draw:marker-end-width="0.456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cm" draw:marker-start-width="0cm" draw:marker-end="Arrow" draw:marker-end-width="0.229cm" draw:textarea-horizontal-align="center" draw:textarea-vertical-align="middle" fo:padding-top="0.126cm" fo:padding-bottom="0.126cm" fo:padding-left="0.251cm" fo:padding-right="0.25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3cm" svg:x="2.1cm" svg:y="8.25cm">
          <text:p text:style-name="P1"><text:span text:style-name="T1">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cm" svg:height="3cm" svg:x="9.1cm" svg:y="8.304cm">
          <text:p text:style-name="P1"><text:span text:style-name="T1">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cm" svg:height="3cm" svg:x="16.168cm" svg:y="8.25cm">
          <text:p text:style-name="P1"><text:span text:style-name="T1">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cm" svg:height="3cm" svg:x="23.2cm" svg:y="8.25cm">
          <text:p text:style-name="P1"><text:span text:style-name="T1">F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661cm" svg:y1="8.689cm" svg:x2="17.668cm" svg:y2="8.25cm" draw:start-shape="id1" draw:start-glue-point="11" draw:end-shape="id2" draw:end-glue-point="4" svg:d="m4661 8689c0-1410 13007-1190 13007-439">
          <text:p/>
        </draw:connector>
        <draw:connector draw:style-name="gr2" draw:text-style-name="P1" draw:layer="layout" draw:type="curve" svg:x1="17.668cm" svg:y1="11.25cm" svg:x2="4.661cm" svg:y2="10.811cm" draw:start-shape="id2" draw:start-glue-point="8" draw:end-shape="id1" draw:end-glue-point="9" svg:d="m17668 11250c0 751-13007 971-13007-439">
          <text:p/>
        </draw:connector>
        <draw:connector draw:style-name="gr3" draw:text-style-name="P1" draw:layer="layout" draw:type="curve" draw:line-skew="0.999cm" svg:x1="24.7cm" svg:y1="11.25cm" svg:x2="3.6cm" svg:y2="11.25cm" draw:start-shape="id3" draw:start-glue-point="8" draw:end-shape="id1" draw:end-glue-point="8" svg:d="m24700 11250c0 2250-21100 2250-21100 0">
          <text:p/>
        </draw:connector>
        <draw:line draw:style-name="gr4" draw:text-style-name="P1" draw:layer="layout" svg:x1="5.1cm" svg:y1="9.704cm" svg:x2="9.1cm" svg:y2="9.704cm">
          <text:p/>
        </draw:line>
        <draw:line draw:style-name="gr4" draw:text-style-name="P1" draw:layer="layout" svg:x1="12.2cm" svg:y1="9.704cm" svg:x2="16.2cm" svg:y2="9.704cm">
          <text:p/>
        </draw:line>
        <draw:line draw:style-name="gr4" draw:text-style-name="P1" draw:layer="layout" svg:x1="19.3cm" svg:y1="9.704cm" svg:x2="23.3cm" svg:y2="9.704cm">
          <text:p/>
        </draw:line>
        <draw:connector draw:style-name="gr5" draw:text-style-name="P1" draw:layer="layout" draw:type="curve" svg:x1="11.661cm" svg:y1="8.743cm" svg:x2="24.7cm" svg:y2="8.25cm" draw:start-shape="id4" draw:start-glue-point="11" draw:end-shape="id3" draw:end-glue-point="4" svg:d="m11661 8743c0-1491 13039-1244 13039-493">
          <text:p/>
        </draw:connector>
        <draw:frame draw:style-name="gr6" draw:text-style-name="P1" draw:layer="layout" svg:width="2.414cm" svg:height="1.67cm" svg:x="2.486cm" svg:y="5.204cm">
          <draw:image xlink:href="Pictures/1000000000000171000000BCED013EF7.jpg" xlink:type="simple" xlink:show="embed" xlink:actuate="onLoad">
            <text:p/>
          </draw:image>
        </draw:frame>
        <draw:frame draw:style-name="gr6" draw:text-style-name="P1" draw:layer="layout" svg:width="3.4cm" svg:height="1.17cm" svg:x="9.2cm" svg:y="5.704cm">
          <draw:image xlink:href="Pictures/1000000000000171000000BCED013EF7.jpg" xlink:type="simple" xlink:show="embed" xlink:actuate="onLoad">
            <text:p/>
          </draw:image>
        </draw:frame>
        <draw:frame draw:style-name="gr6" draw:text-style-name="P1" draw:layer="layout" svg:width="3.4cm" svg:height="1.67cm" svg:x="15.9cm" svg:y="5.204cm">
          <draw:image xlink:href="Pictures/1000000000000171000000BCED013EF7.jpg" xlink:type="simple" xlink:show="embed" xlink:actuate="onLoad">
            <text:p/>
          </draw:image>
        </draw:frame>
        <draw:frame draw:style-name="gr6" draw:text-style-name="P1" draw:layer="layout" svg:width="2cm" svg:height="1.67cm" svg:x="23.6cm" svg:y="5.204cm">
          <draw:image xlink:href="Pictures/1000000000000171000000BCED013EF7.jpg" xlink:type="simple" xlink:show="embed" xlink:actuate="onLoad">
            <text:p/>
          </draw:image>
        </draw:frame>
        <draw:g>
          <draw:line draw:style-name="gr2" draw:text-style-name="P1" draw:layer="layout" svg:x1="2.1cm" svg:y1="6.904cm" svg:x2="5.6cm" svg:y2="6.904cm">
            <text:p/>
          </draw:line>
          <draw:line draw:style-name="gr2" draw:text-style-name="P1" draw:layer="layout" svg:x1="2.428cm" svg:y1="7.292cm" svg:x2="2.428cm" svg:y2="4.752cm">
            <text:p/>
          </draw:line>
        </draw:g>
        <draw:g>
          <draw:line draw:style-name="gr2" draw:text-style-name="P1" draw:layer="layout" svg:x1="9.2cm" svg:y1="6.904cm" svg:x2="12.7cm" svg:y2="6.904cm">
            <text:p/>
          </draw:line>
          <draw:line draw:style-name="gr2" draw:text-style-name="P1" draw:layer="layout" svg:x1="9.528cm" svg:y1="7.292cm" svg:x2="9.528cm" svg:y2="4.752cm">
            <text:p/>
          </draw:line>
        </draw:g>
        <draw:g>
          <draw:line draw:style-name="gr2" draw:text-style-name="P1" draw:layer="layout" svg:x1="15.8cm" svg:y1="6.856cm" svg:x2="19.3cm" svg:y2="6.856cm">
            <text:p/>
          </draw:line>
          <draw:line draw:style-name="gr2" draw:text-style-name="P1" draw:layer="layout" svg:x1="16.128cm" svg:y1="7.244cm" svg:x2="16.128cm" svg:y2="4.704cm">
            <text:p/>
          </draw:line>
        </draw:g>
        <draw:g>
          <draw:line draw:style-name="gr2" draw:text-style-name="P1" draw:layer="layout" svg:x1="23cm" svg:y1="6.904cm" svg:x2="26.5cm" svg:y2="6.904cm">
            <text:p/>
          </draw:line>
          <draw:line draw:style-name="gr2" draw:text-style-name="P1" draw:layer="layout" svg:x1="23.328cm" svg:y1="7.292cm" svg:x2="23.328cm" svg:y2="4.752cm">
            <text:p/>
          </draw:line>
        </draw:g>
        <draw:frame draw:style-name="gr7" draw:text-style-name="P3" draw:layer="layout" svg:width="1.937cm" svg:height="1.188cm" svg:x="5.954cm" svg:y="8.5cm">
          <draw:text-box>
            <text:p text:style-name="P3"><text:span text:style-name="T2">a</text:span><text:span text:style-name="T3">HS-FF</text:span></text:p>
          </draw:text-box>
        </draw:frame>
        <draw:frame draw:style-name="gr7" draw:text-style-name="P3" draw:layer="layout" svg:width="1.937cm" svg:height="1.188cm" svg:x="13.063cm" svg:y="8.53cm">
          <draw:text-box>
            <text:p text:style-name="P3"><text:span text:style-name="T2">a</text:span><text:span text:style-name="T3">FF-HS</text:span></text:p>
          </draw:text-box>
        </draw:frame>
        <draw:frame draw:style-name="gr7" draw:text-style-name="P3" draw:layer="layout" svg:width="2cm" svg:height="1.188cm" svg:x="19.964cm" svg:y="8.53cm">
          <draw:text-box>
            <text:p text:style-name="P3"><text:span text:style-name="T2">a</text:span><text:span text:style-name="T3">HS-FO</text:span></text:p>
          </draw:text-box>
        </draw:frame>
        <draw:frame draw:style-name="gr7" draw:text-style-name="P3" draw:layer="layout" svg:width="2cm" svg:height="1.188cm" svg:x="18cm" svg:y="11.5cm">
          <draw:text-box>
            <text:p text:style-name="P3"><text:span text:style-name="T2">a</text:span><text:span text:style-name="T3">FO-HS</text:span></text:p>
          </draw:text-box>
        </draw:frame>
        <draw:frame draw:style-name="gr7" draw:text-style-name="P3" draw:layer="layout" svg:width="2.043cm" svg:height="1.188cm" svg:x="13.064cm" svg:y="10.73cm">
          <draw:text-box>
            <text:p text:style-name="P3"><text:span text:style-name="T2">a</text:span><text:span text:style-name="T3">HO-HS</text:span></text:p>
          </draw:text-box>
        </draw:frame>
        <draw:frame draw:style-name="gr7" draw:text-style-name="P3" draw:layer="layout" svg:width="2.043cm" svg:height="1.188cm" svg:x="6.955cm" svg:y="6.7cm">
          <draw:text-box>
            <text:p text:style-name="P3"><text:span text:style-name="T2">a</text:span><text:span text:style-name="T3">HS-HO</text:span></text:p>
          </draw:text-box>
        </draw:frame>
        <draw:frame draw:style-name="gr7" draw:text-style-name="P3" draw:layer="layout" svg:width="1.937cm" svg:height="1.188cm" svg:x="19.964cm" svg:y="6.53cm">
          <draw:text-box>
            <text:p text:style-name="P3"><text:span text:style-name="T2">a</text:span><text:span text:style-name="T3">FF-F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6H53M40S</meta:editing-duration>
    <meta:editing-cycles>6</meta:editing-cycles>
    <meta:generator>OpenOffice.org/3.3$Win32 OpenOffice.org_project/330m20$Build-9567</meta:generator>
    <dc:date>2012-02-01T10:53:25.54</dc:date>
    <dc:creator>Bilbo Baggins</dc:creator>
    <meta:document-statistic meta:object-count="34"/>
  </office:meta>
</office:document-meta>
</file>